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24158" style:font-name="Open Sans" fo:font-size="18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T1" style:family="text">
      <style:text-properties fo:font-variant="normal" fo:text-transform="none" fo:color="#324158" style:font-name="Open Sans" fo:font-size="18pt" fo:letter-spacing="normal" fo:font-style="normal" fo:font-weight="normal"/>
    </style:style>
    <style:style style:name="T2" style:family="text">
      <style:text-properties fo:font-variant="normal" fo:text-transform="none" fo:color="#333333" style:font-name="Open Sans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Q1. How can you handle exceptions in Java?</text:h>
      <text:p text:style-name="Text_20_body"><text:line-break/><text:span text:style-name="T1">Q2. What is the difference between exception and error in Java?</text:span></text:p>
      <text:h text:style-name="P1" text:outline-level="3">Q3. Why do we need exception handling in Java?</text:h>
      <text:h text:style-name="P1" text:outline-level="3">4. Name the different types of exceptions in Java</text:h>
      <text:h text:style-name="P1" text:outline-level="3">Q5. Can we just use try instead of finally and catch blocks?</text:h>
      <text:p text:style-name="Text_20_body"><text:line-break/><text:span text:style-name="T2">Can we throw an exception explicitly or manually?</text:span></text:p>
      <text:list xml:id="list3195535774" text:style-name="L1">
        <text:list-item>
          <text:p text:style-name="P2">Describe the use of the throw keyword.</text:p>
        </text:list-item>
        <text:list-item>
          <text:p text:style-name="P2">Why should we clean up activities such as I/O resources in the finally block?</text:p>
        </text:list-item>
        <text:list-item>
          <text:p text:style-name="P2">Describe OutofMemoryError in exception handling.</text:p>
        </text:list-item>
        <text:list-item>
          <text:p text:style-name="P2">What is the error of  ClassCastException?</text:p>
        </text:list-item>
        <text:list-item>
          <text:p text:style-name="P2">Is there any difference between throw and throws in exception handling in Java?</text:p>
        </text:list-item>
        <text:list-item>
          <text:p text:style-name="P2">When should we use the printStackTrace() method?</text:p>
        </text:list-item>
        <text:list-item>
          <text:p text:style-name="P2">Provide me with some examples of unchecked exceptions.</text:p>
        </text:list-item>
        <text:list-item>
          <text:p text:style-name="P2">Is it illegal to keep an empty catch?</text:p>
        </text:list-item>
        <text:list-item>
          <text:p text:style-name="P2">What are the advantages of using exception handling in Java?</text:p>
        </text:list-item>
        <text:list-item>
          <text:p text:style-name="P2">Can checked exceptions occur at compiled time?</text:p>
        </text:list-item>
        <text:list-item>
          <text:p text:style-name="P2">What happens if a runtime exception occurs?</text:p>
        </text:list-item>
        <text:list-item>
          <text:p text:style-name="P2">Describe unreachable catch block error in Java.</text:p>
        </text:list-item>
        <text:list-item>
          <text:p text:style-name="P2">In which situation will you not be able to execute the finally block?</text:p>
        </text:list-item>
        <text:list-item>
          <text:p text:style-name="P2">Is it possible to throw a statement inside a static block?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5:52:37.735175811</meta:creation-date>
    <dc:date>2022-12-02T15:55:06.171593799</dc:date>
    <meta:editing-duration>PT2M29S</meta:editing-duration>
    <meta:editing-cycles>1</meta:editing-cycles>
    <meta:document-statistic meta:table-count="0" meta:image-count="0" meta:object-count="0" meta:page-count="1" meta:paragraph-count="20" meta:word-count="194" meta:character-count="1089" meta:non-whitespace-character-count="926"/>
    <meta:generator>LibreOffice/6.4.7.2$Linux_X86_64 LibreOffice_project/40$Build-2</meta:generator>
  </office:meta>
</office:document-meta>
</file>